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2482" officeooo:paragraph-rsid="001f2482"/>
    </style:style>
    <style:style style:name="P2" style:family="paragraph" style:parent-style-name="Standard">
      <style:text-properties officeooo:rsid="001fb183" officeooo:paragraph-rsid="001fb183"/>
    </style:style>
    <style:style style:name="P3" style:family="paragraph" style:parent-style-name="Standard">
      <style:text-properties officeooo:rsid="0020193e" officeooo:paragraph-rsid="0020193e"/>
    </style:style>
    <style:style style:name="P4" style:family="paragraph" style:parent-style-name="Standard">
      <style:text-properties officeooo:rsid="00202c39" officeooo:paragraph-rsid="00202c39"/>
    </style:style>
    <style:style style:name="P5" style:family="paragraph" style:parent-style-name="Standard">
      <style:text-properties officeooo:paragraph-rsid="0020193e"/>
    </style:style>
    <style:style style:name="P6" style:family="paragraph" style:parent-style-name="Standard">
      <style:text-properties officeooo:rsid="00211012" officeooo:paragraph-rsid="00211012"/>
    </style:style>
    <style:style style:name="P7" style:family="paragraph" style:parent-style-name="Standard">
      <style:text-properties officeooo:rsid="0022da4c" officeooo:paragraph-rsid="0022da4c"/>
    </style:style>
    <style:style style:name="P8" style:family="paragraph" style:parent-style-name="Standard">
      <style:text-properties officeooo:rsid="0022da4c" officeooo:paragraph-rsid="00273f0d"/>
    </style:style>
    <style:style style:name="P9" style:family="paragraph" style:parent-style-name="Standard">
      <style:text-properties officeooo:rsid="0024ab29" officeooo:paragraph-rsid="0024ab29"/>
    </style:style>
    <style:style style:name="P10" style:family="paragraph" style:parent-style-name="Standard">
      <style:text-properties officeooo:rsid="0025a600" officeooo:paragraph-rsid="0025a600"/>
    </style:style>
    <style:style style:name="P11" style:family="paragraph" style:parent-style-name="Standard">
      <style:text-properties officeooo:rsid="0025a600" officeooo:paragraph-rsid="00273f0d"/>
    </style:style>
    <style:style style:name="P12" style:family="paragraph" style:parent-style-name="Standard">
      <style:text-properties officeooo:rsid="00273f0d" officeooo:paragraph-rsid="00273f0d"/>
    </style:style>
    <style:style style:name="P13" style:family="paragraph" style:parent-style-name="Standard">
      <style:text-properties officeooo:rsid="002754f2" officeooo:paragraph-rsid="002754f2"/>
    </style:style>
    <style:style style:name="P14" style:family="paragraph" style:parent-style-name="Standard">
      <style:text-properties officeooo:rsid="002850b2" officeooo:paragraph-rsid="002850b2"/>
    </style:style>
    <style:style style:name="P15" style:family="paragraph" style:parent-style-name="Standard">
      <style:text-properties officeooo:rsid="0029da11" officeooo:paragraph-rsid="00273f0d"/>
    </style:style>
    <style:style style:name="P16" style:family="paragraph" style:parent-style-name="Standard">
      <style:text-properties officeooo:rsid="0029da11" officeooo:paragraph-rsid="0029da11"/>
    </style:style>
    <style:style style:name="P17" style:family="paragraph" style:parent-style-name="Standard">
      <style:text-properties officeooo:rsid="002a9205" officeooo:paragraph-rsid="002a9205"/>
    </style:style>
    <style:style style:name="P18" style:family="paragraph" style:parent-style-name="Standard">
      <style:text-properties officeooo:rsid="002b018a" officeooo:paragraph-rsid="002b018a"/>
    </style:style>
    <style:style style:name="P19" style:family="paragraph" style:parent-style-name="Standard">
      <style:text-properties officeooo:rsid="002e58d7" officeooo:paragraph-rsid="002e58d7"/>
    </style:style>
    <style:style style:name="P20" style:family="paragraph" style:parent-style-name="Standard">
      <style:text-properties officeooo:rsid="002e58d7" officeooo:paragraph-rsid="002ec22f"/>
    </style:style>
    <style:style style:name="P21" style:family="paragraph" style:parent-style-name="Standard">
      <style:text-properties officeooo:rsid="002ec22f" officeooo:paragraph-rsid="002ec22f"/>
    </style:style>
    <style:style style:name="P22" style:family="paragraph" style:parent-style-name="Standard">
      <style:text-properties fo:font-variant="normal" fo:text-transform="none" fo:letter-spacing="normal" fo:font-style="normal" fo:font-weight="normal" officeooo:rsid="00300c01" officeooo:paragraph-rsid="00300c01" loext:padding="0in" loext:border="none"/>
    </style:style>
    <style:style style:name="P23" style:family="paragraph" style:parent-style-name="Standard">
      <style:text-properties officeooo:rsid="00300c01" officeooo:paragraph-rsid="00300c01"/>
    </style:style>
    <style:style style:name="P24" style:family="paragraph" style:parent-style-name="Standard">
      <style:text-properties officeooo:rsid="003083d2" officeooo:paragraph-rsid="003083d2"/>
    </style:style>
    <style:style style:name="P25" style:family="paragraph" style:parent-style-name="Standard">
      <style:text-properties fo:font-variant="normal" fo:text-transform="none" fo:letter-spacing="-0.0102in" fo:font-style="normal" fo:font-weight="normal" officeooo:rsid="002ec22f" officeooo:paragraph-rsid="002ec22f" loext:padding="0in" loext:border="none"/>
    </style:style>
    <style:style style:name="P26" style:family="paragraph" style:parent-style-name="Standard">
      <style:text-properties fo:font-variant="normal" fo:text-transform="none" fo:letter-spacing="-0.0102in" fo:font-style="normal" fo:font-weight="normal" officeooo:rsid="00300c01" officeooo:paragraph-rsid="00300c01" loext:padding="0in" loext:border="none"/>
    </style:style>
    <style:style style:name="P27" style:family="paragraph" style:parent-style-name="Standard">
      <style:text-properties officeooo:rsid="0025a600" officeooo:paragraph-rsid="00273f0d"/>
    </style:style>
    <style:style style:name="P28" style:family="paragraph" style:parent-style-name="Standard">
      <style:text-properties officeooo:rsid="003083d2" officeooo:paragraph-rsid="003083d2"/>
    </style:style>
    <style:style style:name="P29" style:family="paragraph" style:parent-style-name="Standard">
      <style:text-properties officeooo:rsid="00325a12" officeooo:paragraph-rsid="00325a12"/>
    </style:style>
    <style:style style:name="P30" style:family="paragraph" style:parent-style-name="Standard">
      <style:text-properties officeooo:rsid="002ec22f" officeooo:paragraph-rsid="002ec22f"/>
    </style:style>
    <style:style style:name="P31" style:family="paragraph" style:parent-style-name="Standard">
      <style:text-properties officeooo:rsid="00329f37" officeooo:paragraph-rsid="00329f37"/>
    </style:style>
    <style:style style:name="P32" style:family="paragraph" style:parent-style-name="Standard">
      <style:text-properties officeooo:rsid="0034754e" officeooo:paragraph-rsid="0034754e"/>
    </style:style>
    <style:style style:name="P33" style:family="paragraph" style:parent-style-name="Standard">
      <style:text-properties officeooo:rsid="0034754e" officeooo:paragraph-rsid="0034dc38"/>
    </style:style>
    <style:style style:name="P34" style:family="paragraph" style:parent-style-name="Standard">
      <style:text-properties officeooo:rsid="0034754e" officeooo:paragraph-rsid="0034f0d8"/>
    </style:style>
    <style:style style:name="P35" style:family="paragraph" style:parent-style-name="Standard">
      <style:text-properties officeooo:rsid="0034754e" officeooo:paragraph-rsid="0036830c"/>
    </style:style>
    <style:style style:name="P36" style:family="paragraph" style:parent-style-name="Standard">
      <style:text-properties officeooo:rsid="0034dc38" officeooo:paragraph-rsid="0034dc38"/>
    </style:style>
    <style:style style:name="P37" style:family="paragraph" style:parent-style-name="Standard">
      <style:text-properties officeooo:rsid="0034f0d8" officeooo:paragraph-rsid="0034f0d8"/>
    </style:style>
    <style:style style:name="P38" style:family="paragraph" style:parent-style-name="Standard">
      <style:text-properties officeooo:rsid="0036830c" officeooo:paragraph-rsid="0036830c"/>
    </style:style>
    <style:style style:name="T1" style:family="text">
      <style:text-properties officeooo:rsid="00202c39"/>
    </style:style>
    <style:style style:name="T2" style:family="text">
      <style:text-properties officeooo:rsid="0020193e"/>
    </style:style>
    <style:style style:name="T3" style:family="text">
      <style:text-properties officeooo:rsid="00211012"/>
    </style:style>
    <style:style style:name="T4" style:family="text">
      <style:text-properties officeooo:rsid="00273f0d"/>
    </style:style>
    <style:style style:name="T5" style:family="text">
      <style:text-properties officeooo:rsid="002a9205"/>
    </style:style>
    <style:style style:name="T6" style:family="text">
      <style:text-properties officeooo:rsid="002c9ca9"/>
    </style:style>
    <style:style style:name="T7" style:family="text">
      <style:text-properties fo:letter-spacing="-0.0102in"/>
    </style:style>
    <style:style style:name="T8" style:family="text">
      <style:text-properties fo:letter-spacing="-0.0102in" officeooo:rsid="002ec22f"/>
    </style:style>
    <style:style style:name="T9" style:family="text">
      <style:text-properties officeooo:rsid="0034754e"/>
    </style:style>
    <style:style style:name="T10" style:family="text">
      <style:text-properties officeooo:rsid="0034dc38"/>
    </style:style>
    <style:style style:name="T11" style:family="text">
      <style:text-properties officeooo:rsid="0034f0d8"/>
    </style:style>
    <style:style style:name="T12" style:family="text">
      <style:text-properties officeooo:rsid="003683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Benim --------------) -ım , -im, ve m <text:s text:c="7"/>-um <text:s/>-üm <text:s/>-om -öm <text:s/></text:p>
      <text:p text:style-name="P1"/>
      <text:p text:style-name="P13">benim arkadaş = arkadaş+ım = arkadaşım</text:p>
      <text:p text:style-name="P1">benim kalem ----) kalem+im = kalemim </text:p>
      <text:p text:style-name="P1">benim baba----) baba+m = babam</text:p>
      <text:p text:style-name="P1">benim yastık----) yastık+ım=yastığım</text:p>
      <text:p text:style-name="P1"/>
      <text:p text:style-name="P1">benim okul----) okul+um= okulum </text:p>
      <text:p text:style-name="P1">benim havlu ----) havlu+m = havlum </text:p>
      <text:p text:style-name="P1"/>
      <text:p text:style-name="P2">benim ödev----) ödev+im= ödevim </text:p>
      <text:p text:style-name="P2"/>
      <text:p text:style-name="P3">benim öğretmen---)öğretmen+im=benim öğretmenim</text:p>
      <text:p text:style-name="P2">*************************************</text:p>
      <text:p text:style-name="P3">Senin-----)) <text:s/>ın , in ve n un ün on ön <text:s text:c="6"/>------</text:p>
      <text:p text:style-name="P3"><text:s/></text:p>
      <text:p text:style-name="P13">Senin arkadaş = arkadaş + ın = arkadaşın</text:p>
      <text:p text:style-name="P3"/>
      <text:p text:style-name="P3"/>
      <text:p text:style-name="P3"/>
      <text:p text:style-name="P3">******************</text:p>
      <text:p text:style-name="P3"/>
      <text:p text:style-name="P5"><text:span text:style-name="T2">Onun --------) -i, -ı, sı -</text:span><text:span text:style-name="T1">si</text:span><text:span text:style-name="T2"> , </text:span><text:span text:style-name="T3">su ,sü </text:span><text:span text:style-name="T2">, </text:span><text:span text:style-name="T1">o ,ö ,u ,ü a,e</text:span></text:p>
      <text:p text:style-name="P3">Onun anne = anne+si = annesi</text:p>
      <text:p text:style-name="P3">Onun kalem = kalem+i= kalemi</text:p>
      <text:p text:style-name="P3"/>
      <text:p text:style-name="P4">Onun ödev= ödev+i =onun ödevi </text:p>
      <text:p text:style-name="P4"/>
      <text:p text:style-name="P4">Onun peçete=peçete+si=peçetesi </text:p>
      <text:p text:style-name="P4"/>
      <text:p text:style-name="P6">Onun manto = manto+su = onun mantosu </text:p>
      <text:p text:style-name="P4"/>
      <text:p text:style-name="P4">*********Kural:****************</text:p>
      <text:p text:style-name="P4"/>
      <text:p text:style-name="P4">iki tane sesli harf yan yana gelemez </text:p>
      <text:p text:style-name="P4"/>
      <text:p text:style-name="P4">Sesli harfler : a e ı ,i o ö u ü </text:p>
      <text:p text:style-name="P4"/>
      <text:p text:style-name="P14"/>
      <text:p text:style-name="P6">manto+su </text:p>
      <text:p text:style-name="P6">peçete +si </text:p>
      <text:p text:style-name="P3"/>
      <text:p text:style-name="P3">****************************</text:p>
      <text:p text:style-name="P3"/>
      <text:p text:style-name="P3"/>
      <text:p text:style-name="P6">Bizim-------------) - imiz , -ımız , mız ,miz - umuz --- -ümüz</text:p>
      <text:p text:style-name="P6">Bizim bilgisayar = bilgisiyar + ımız = bilgisayarımız</text:p>
      <text:p text:style-name="P7">Bizim+kalem= kalem+imiz =kalemimiz</text:p>
      <text:p text:style-name="P7">Bizim manto =manto+muz = Bizim mantomuz </text:p>
      <text:p text:style-name="P7"><text:soft-page-break/></text:p>
      <text:p text:style-name="P9">Bizim top = top + umuz = topumuz </text:p>
      <text:p text:style-name="P7">**********************************************************</text:p>
      <text:p text:style-name="P7"/>
      <text:p text:style-name="P7">Sizin ---------------) -iniz , - ınız ,-unuz ,– ünüz , -niz ,-nız</text:p>
      <text:p text:style-name="P7"/>
      <text:p text:style-name="P10">Sizin bilgisayar = bilgisayar + ınız = sizin bilgisayarınız</text:p>
      <text:p text:style-name="P10"/>
      <text:p text:style-name="P8">Sizin ---------------) -iniz , - ınız ,-unuz ,– ünüz , -niz ,-nız , <text:span text:style-name="T4">nuz </text:span></text:p>
      <text:p text:style-name="P8"/>
      <text:p text:style-name="P11">Sizin bilgisayar = bilgisayar + ınız = sizin bilgisayarınız</text:p>
      <text:p text:style-name="P11"/>
      <text:p text:style-name="P12">Sizin manto = manto+nuz= mantonuz</text:p>
      <text:p text:style-name="P11"/>
      <text:p text:style-name="P12">Sizin kalem= kalem+iniz = kaleminiz</text:p>
      <text:p text:style-name="P12"/>
      <text:p text:style-name="P12">Sizin çanta = çanta+nız = çantanız </text:p>
      <text:p text:style-name="P12"/>
      <text:p text:style-name="P12">sizin anne = anne +niz = anneniz</text:p>
      <text:p text:style-name="P12"/>
      <text:p text:style-name="P12"/>
      <text:p text:style-name="P12">********************************************</text:p>
      <text:p text:style-name="P12">Onların ----------------) -ı , -i , si , sı,su ,sü </text:p>
      <text:p text:style-name="P12"/>
      <text:p text:style-name="P12">Onların bilgisayar= bilgisayar + ı = bilgisayarı</text:p>
      <text:p text:style-name="P12"/>
      <text:p text:style-name="P12">Onların kalem = kalem +i** = kalemi</text:p>
      <text:p text:style-name="P12"/>
      <text:p text:style-name="P12">onların anne= <text:s/>anne+si = annesi</text:p>
      <text:p text:style-name="P12"/>
      <text:p text:style-name="P12">Onların manto = manto + su = mantosu </text:p>
      <text:p text:style-name="P12"/>
      <text:p text:style-name="P12"/>
      <text:p text:style-name="P15">************************************************</text:p>
      <text:p text:style-name="P16">Ünlü Harfler </text:p>
      <text:p text:style-name="P16">a,e , ı ,i , o, ö, u, ü</text:p>
      <text:p text:style-name="P16"/>
      <text:p text:style-name="P16">Kalın ünlü harfler </text:p>
      <text:p text:style-name="P16">a, ı,o,u </text:p>
      <text:p text:style-name="P16"/>
      <text:p text:style-name="P16">İnce <text:span text:style-name="T5">ünlü harfler </text:span></text:p>
      <text:p text:style-name="P17">e,i , ö,ü </text:p>
      <text:p text:style-name="P17">*********************************************</text:p>
      <text:p text:style-name="P17">Büyük Ünlü Uyumu </text:p>
      <text:p text:style-name="P17"/>
      <text:p text:style-name="P17">Hasta</text:p>
      <text:p text:style-name="P18">Hastayım</text:p>
      <text:p text:style-name="P18">*************</text:p>
      <text:p text:style-name="P18">İyi</text:p>
      <text:p text:style-name="P18">Üzgünüm </text:p>
      <text:p text:style-name="P18"/>
      <text:p text:style-name="P18"/>
      <text:p text:style-name="P18"><text:soft-page-break/></text:p>
      <text:p text:style-name="P18"/>
      <text:p text:style-name="P18">Sevgilım -----) Sevgilim </text:p>
      <text:p text:style-name="P18">Çiçak -----) Çiçek </text:p>
      <text:p text:style-name="P18">Balik-----)<text:span text:style-name="T6">Balık </text:span></text:p>
      <text:p text:style-name="P18"/>
      <text:p text:style-name="P12"/>
      <text:p text:style-name="P12"/>
      <text:p text:style-name="P19">Çoğul Ekleri</text:p>
      <text:p text:style-name="P19">-lar <text:s text:c="7"/>ve <text:s text:c="3"/>-ler </text:p>
      <text:p text:style-name="P19"/>
      <text:p text:style-name="P19">eğer son ünlü harf kalın <text:s/>ise <text:s/>(a,ı,o,u) ----) lar</text:p>
      <text:p text:style-name="P19">eğer son ünlü harf ince ise (e,i,ö,ü) -------) ler</text:p>
      <text:p text:style-name="P19">kalem+ler= kalemler </text:p>
      <text:p text:style-name="P19">bilgisayar+lar=bilgisayarlar</text:p>
      <text:p text:style-name="P19">manto+lar=mantolar</text:p>
      <text:p text:style-name="P19">harita+lar=haritalar</text:p>
      <text:p text:style-name="P19">kitaplık+lar=kitaplıklar</text:p>
      <text:p text:style-name="P21">kapı +lar=kapılar</text:p>
      <text:p text:style-name="P21">çiçek + ler = çiçekler</text:p>
      <text:p text:style-name="P31">kural+lar=kurallar </text:p>
      <text:p text:style-name="P21"/>
      <text:p text:style-name="P21">Soru Ekleri</text:p>
      <text:p text:style-name="P25"/>
      <text:p text:style-name="P22"><text:span text:style-name="T8">a,</text:span><text:span text:style-name="T7">ı----) mı..? <text:s text:c="11"/>o,u---) mu?</text:span></text:p>
      <text:p text:style-name="P26">e,i ---) mi ? <text:s text:c="13"/>Ö,ü---)mü?</text:p>
      <text:p text:style-name="P26"/>
      <text:p text:style-name="P26">Tahta --- Tahta+mı = <text:s/>Tahta mı ?</text:p>
      <text:p text:style-name="P20"/>
      <text:p text:style-name="P23">Kalem – Kalem+mi= Kalem mi?</text:p>
      <text:p text:style-name="P23"/>
      <text:p text:style-name="P24">Okul-- Okul+mu= Okul mu?</text:p>
      <text:p text:style-name="P24"/>
      <text:p text:style-name="P24">Önlük – Önlük+mü= Önlük mü?</text:p>
      <text:p text:style-name="P19"/>
      <text:p text:style-name="P24">Çiçek-- Çiçek+mi = Çiçek mi?</text:p>
      <text:p text:style-name="P24"/>
      <text:p text:style-name="P29">Kitap--) Kitap mı?</text:p>
      <text:p text:style-name="P29"/>
      <text:p text:style-name="P29">Elbise –) Elbise mi ?</text:p>
      <text:p text:style-name="P19"/>
      <text:p text:style-name="P19"/>
      <text:p text:style-name="P11">******************************************************************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32">Emir Cümleleri------- Emir Kipleri</text:p>
      <text:p text:style-name="P32">1.tekil Şahıs –Ben için emir kipi yok</text:p>
      <text:p text:style-name="P32">***********************************</text:p>
      <text:p text:style-name="P32">2.Tekil Şahıs ----- Sen ? <text:s/>--- herhangi bir ek yok </text:p>
      <text:p text:style-name="P32">Fiil </text:p>
      <text:p text:style-name="P32">sen oku</text:p>
      <text:p text:style-name="P32">sen yaz</text:p>
      <text:p text:style-name="P32">sen ye </text:p>
      <text:p text:style-name="P32">****************************************</text:p>
      <text:p text:style-name="P32">3. Tekil Şahıs------ O ----- ek var (sın,sin,sun,sün)</text:p>
      <text:p text:style-name="P32">Eğer <text:span text:style-name="T10">Fiil ‘in içindeki <text:s/>son sesli harf </text:span></text:p>
      <text:p text:style-name="P32">a,ı----)sın</text:p>
      <text:p text:style-name="P32">e,i-----)sin</text:p>
      <text:p text:style-name="P32">o,u----)sun</text:p>
      <text:p text:style-name="P32">ö,ü----)sün</text:p>
      <text:p text:style-name="P32"/>
      <text:p text:style-name="P36">Yaz+sın=yazsın</text:p>
      <text:p text:style-name="P36">Sil +sin=silsin </text:p>
      <text:p text:style-name="P36">ye+sin=yesin</text:p>
      <text:p text:style-name="P36">koş+sun=koşsun</text:p>
      <text:p text:style-name="P36">Gül+sün=gülsün</text:p>
      <text:p text:style-name="P36">gel+sin=gelsin</text:p>
      <text:p text:style-name="P36">*******************************************</text:p>
      <text:p text:style-name="P36">1.çoğul şahıs zamiri ----Biz <text:span text:style-name="T9">için emir kipi yok</text:span></text:p>
      <text:p text:style-name="P36">********************************************</text:p>
      <text:p text:style-name="P36">2.Çoğul <text:span text:style-name="T11">şahıs zamiri -----Siz (ın , in, un, ün) </text:span></text:p>
      <text:p text:style-name="P34">Eğer <text:span text:style-name="T10">Fiil ‘in içindeki <text:s/>son sesli harf </text:span></text:p>
      <text:p text:style-name="P34">a,ı----)ın</text:p>
      <text:p text:style-name="P34">e,i-----)in</text:p>
      <text:p text:style-name="P34">o,u----)un</text:p>
      <text:p text:style-name="P34">ö,ü----)ü<text:span text:style-name="T11">n</text:span></text:p>
      <text:p text:style-name="P33"><text:s/></text:p>
      <text:p text:style-name="P37">yaz+ın=yazın </text:p>
      <text:p text:style-name="P37">sil+in=silin</text:p>
      <text:p text:style-name="P37">Koş+<text:span text:style-name="T12">un=koşun</text:span></text:p>
      <text:p text:style-name="P37">***********************************************</text:p>
      <text:p text:style-name="P38">3.Çoğul Şahıs Zamiri---- Onlar (sınlar,sinler,sunlar,sünler)</text:p>
      <text:p text:style-name="P35">Eğer <text:span text:style-name="T10">Fiil ‘in içindeki <text:s/>son sesli harf </text:span></text:p>
      <text:p text:style-name="P35">a,ı----)sın<text:span text:style-name="T12">lar</text:span></text:p>
      <text:p text:style-name="P35">e,i-----)sin<text:span text:style-name="T12">ler</text:span></text:p>
      <text:p text:style-name="P35">o,u----)sun<text:span text:style-name="T12">lar</text:span></text:p>
      <text:p text:style-name="P35">ö,ü----)sün<text:span text:style-name="T12">ler</text:span></text:p>
      <text:p text:style-name="P32"><text:s/><text:span text:style-name="T12">yaz+sınlar=yazsınlar</text:span></text:p>
      <text:p text:style-name="P38">sil+sinler=silsinler </text:p>
      <text:p text:style-name="P38">koş+sunlar=koşsunlar</text:p>
      <text:p text:style-name="P32"/>
      <text:p text:style-name="P32"/>
      <text:p text:style-name="P11"/>
      <text:p text:style-name="P11"/>
      <text:p text:style-name="P11"/>
      <text:p text:style-name="P1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8:25:06.090149626</meta:creation-date>
    <dc:date>2022-03-21T19:09:22.840863478</dc:date>
    <meta:editing-duration>PT1H47M12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5" meta:paragraph-count="130" meta:word-count="542" meta:character-count="3711" meta:non-whitespace-character-count="3230"/>
  </office:meta>
</office:document-meta>
</file>